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Mono" officeooo:rsid="00227113" officeooo:paragraph-rsid="002b8f9d"/>
    </style:style>
    <style:style style:name="P3" style:family="paragraph" style:parent-style-name="Standard">
      <style:text-properties style:font-name="Liberation Mono" officeooo:rsid="00227113" officeooo:paragraph-rsid="002b8f9d"/>
    </style:style>
    <style:style style:name="P4" style:family="paragraph" style:parent-style-name="Standard">
      <style:text-properties style:font-name="Liberation Mono" officeooo:rsid="002bedce" officeooo:paragraph-rsid="002b8f9d"/>
    </style:style>
    <style:style style:name="P5" style:family="paragraph" style:parent-style-name="Text_20_body">
      <style:text-properties officeooo:rsid="00227113" officeooo:paragraph-rsid="002718a2"/>
    </style:style>
    <style:style style:name="P6" style:family="paragraph" style:parent-style-name="Text_20_body">
      <style:text-properties officeooo:rsid="00227113" officeooo:paragraph-rsid="002bedce"/>
    </style:style>
    <style:style style:name="P7" style:family="paragraph" style:parent-style-name="Text_20_body">
      <style:text-properties officeooo:rsid="00227113" officeooo:paragraph-rsid="003493c5"/>
    </style:style>
    <style:style style:name="P8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P9" style:family="paragraph" style:parent-style-name="Header">
      <style:text-properties fo:color="#ffffff" loext:opacity="100%" style:font-name="Liberation Mono" fo:font-size="12pt" officeooo:rsid="00365fbc" officeooo:paragraph-rsid="00365fbc" style:font-size-asian="10.5pt" style:font-size-complex="12pt"/>
    </style:style>
    <style:style style:name="P10" style:family="paragraph" style:parent-style-name="Header">
      <style:text-properties fo:color="#ffffff" loext:opacity="100%" style:font-name="Liberation Mono" fo:font-size="12pt" fo:font-weight="bold" officeooo:rsid="00334251" officeooo:paragraph-rsid="00334251" style:font-size-asian="10.5pt" style:font-weight-asian="bold" style:font-size-complex="12pt" style:font-weight-complex="bold"/>
    </style:style>
    <style:style style:name="P11" style:family="paragraph" style:parent-style-name="Standard">
      <style:text-properties officeooo:rsid="00227113" officeooo:paragraph-rsid="00213fb2"/>
    </style:style>
    <style:style style:name="P12" style:family="paragraph" style:parent-style-name="Standard">
      <style:text-properties style:font-name="Liberation Mono" fo:font-size="11pt" officeooo:paragraph-rsid="00213fb2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Liberation Mono" officeooo:rsid="00227113" officeooo:paragraph-rsid="0036649b"/>
    </style:style>
    <style:style style:name="P14" style:family="paragraph" style:parent-style-name="Text_20_body" style:list-style-name="L1">
      <style:text-properties style:font-name="Liberation Mono" fo:font-size="11pt" officeooo:paragraph-rsid="002b8f9d" style:font-size-asian="11pt" style:font-size-complex="11pt"/>
    </style:style>
    <style:style style:name="P15" style:family="paragraph" style:parent-style-name="Text_20_body" style:list-style-name="L2">
      <style:text-properties style:font-name="Liberation Mono" fo:font-size="11pt" style:font-size-asian="11pt" style:font-size-complex="11pt"/>
    </style:style>
    <style:style style:name="P16" style:family="paragraph" style:parent-style-name="Text_20_body" style:list-style-name="L2">
      <style:text-properties style:font-name="Liberation Mono" fo:font-size="11pt" officeooo:paragraph-rsid="002b8f9d" style:font-size-asian="11pt" style:font-size-complex="11pt"/>
    </style:style>
    <style:style style:name="P17" style:family="paragraph" style:parent-style-name="Text_20_body" style:list-style-name="L3">
      <style:text-properties style:font-name="Liberation Mono" fo:font-size="11pt" style:font-size-asian="11pt" style:font-size-complex="11pt"/>
    </style:style>
    <style:style style:name="P18" style:family="paragraph" style:parent-style-name="Text_20_body" style:list-style-name="L4">
      <style:text-properties style:font-name="Liberation Mono" fo:font-size="11pt" style:font-size-asian="11pt" style:font-size-complex="11pt"/>
    </style:style>
    <style:style style:name="P19" style:family="paragraph" style:parent-style-name="Text_20_body" style:list-style-name="L5"/>
    <style:style style:name="P20" style:family="paragraph" style:parent-style-name="Text_20_body">
      <style:text-properties officeooo:rsid="00227113" officeooo:paragraph-rsid="003493c5"/>
    </style:style>
    <style:style style:name="P21" style:family="paragraph">
      <loext:graphic-properties draw:fill-color="#2a2424"/>
      <style:paragraph-properties fo:text-align="center"/>
    </style:style>
    <style:style style:name="T1" style:family="text">
      <style:text-properties officeooo:rsid="003493c5"/>
    </style:style>
    <style:style style:name="T2" style:family="text">
      <style:text-properties officeooo:rsid="002bedce"/>
    </style:style>
    <style:style style:name="T3" style:family="text">
      <style:text-properties officeooo:rsid="002b8f9d"/>
    </style:style>
    <style:style style:name="T4" style:family="text">
      <style:text-properties officeooo:rsid="0030a03d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2bedce"/>
    </style:style>
    <style:style style:name="T7" style:family="text">
      <style:text-properties style:font-name="Liberation Mono" fo:font-weight="normal" officeooo:rsid="002bedce" style:font-weight-asian="normal" style:font-weight-complex="normal"/>
    </style:style>
    <style:style style:name="T8" style:family="text">
      <style:text-properties style:font-name="Liberation Mono" fo:font-weight="normal" officeooo:rsid="002ed5a3" style:font-weight-asian="normal" style:font-weight-complex="normal"/>
    </style:style>
    <style:style style:name="T9" style:family="text">
      <style:text-properties style:font-name="Liberation Mono" fo:font-weight="normal" officeooo:rsid="003493c5" style:font-weight-asian="normal" style:font-weight-complex="normal"/>
    </style:style>
    <style:style style:name="T10" style:family="text">
      <style:text-properties style:font-name="Liberation Mono" fo:font-weight="normal" officeooo:rsid="003685b8" style:font-weight-asian="normal" style:font-weight-complex="normal"/>
    </style:style>
    <style:style style:name="T11" style:family="text">
      <style:text-properties style:font-name="Liberation Mono" fo:font-weight="bold" style:font-weight-asian="bold" style:font-weight-complex="bold"/>
    </style:style>
    <style:style style:name="T12" style:family="text">
      <style:text-properties fo:color="#520000" loext:opacity="100%" style:font-name="Liberation Mono"/>
    </style:style>
    <style:style style:name="T13" style:family="text">
      <style:text-properties fo:color="#520000" loext:opacity="100%" style:font-name="Liberation Mono" officeooo:rsid="002bedce"/>
    </style:style>
    <style:style style:name="T14" style:family="text">
      <style:text-properties fo:color="#520000" loext:opacity="100%" style:font-name="Liberation Mono" officeooo:rsid="002ed5a3"/>
    </style:style>
    <style:style style:name="T15" style:family="text">
      <style:text-properties fo:color="#520000" loext:opacity="100%" style:font-name="Liberation Mono" officeooo:rsid="003493c5"/>
    </style:style>
    <style:style style:name="T16" style:family="text">
      <style:text-properties fo:color="#520000" loext:opacity="100%" style:font-name="Liberation Mono" fo:font-weight="normal" officeooo:rsid="002ed5a3" style:font-weight-asian="normal" style:font-weight-complex="normal"/>
    </style:style>
    <style:style style:name="T17" style:family="text">
      <style:text-properties officeooo:rsid="00365fbc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fill-color="#2a2424" draw:textarea-horizontal-align="justify" draw:textarea-vertical-align="middle" draw:auto-grow-height="false" fo:min-height="2.094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trong_20_Emphasis"><text:span text:style-name="T12">SSI Schaefer — Software Support Engineer</text:span></text:span><text:span text:style-name="T5"><text:line-break/></text:span><text:span text:style-name="T11">Ozark, MO | 2022–Present</text:span></text:p>
      <text:p text:style-name="P12"/>
      <text:list text:style-name="L1">
        <text:list-item>
          <text:p text:style-name="P14"><text:span text:style-name="T3">Develop</text:span> warehouse diagnostics platform to improve operator <text:span text:style-name="T17">awareness</text:span>.</text:p>
        </text:list-item>
        <text:list-item>
          <text:p text:style-name="P14"><text:span text:style-name="T2">Build</text:span> internal tools and automation scripts to improve efficiency.</text:p>
        </text:list-item>
      </text:list>
      <text:list text:style-name="L2">
        <text:list-item>
          <text:p text:style-name="P15">Analyze process state transitions to <text:span text:style-name="T2">identify and resolve</text:span><text:span text:style-name="T3"> interrupted</text:span> workflows.</text:p>
        </text:list-item>
        <text:list-item>
          <text:p text:style-name="P16">Diagnose and repair issues caused by invalid or missing data.</text:p>
        </text:list-item>
      </text:list>
      <text:list text:style-name="L3">
        <text:list-item>
          <text:p text:style-name="P17">Restart distributed services to recover system functionalit<text:span text:style-name="T3">y</text:span>.</text:p>
        </text:list-item>
      </text:list>
      <text:list text:style-name="L4">
        <text:list-item>
          <text:p text:style-name="P18">Investigate recurring issues and prepare reports for management review and operational insight.</text:p>
        </text:list-item>
      </text:list>
      <text:p text:style-name="P5"><text:span text:style-name="Strong_20_Emphasis"><text:span text:style-name="T12">Technical Skills</text:span></text:span></text:p>
      <text:list text:style-name="L5">
        <text:list-item>
          <text:p text:style-name="P19"><text:span text:style-name="Strong_20_Emphasis"><text:span text:style-name="T5">Languages: </text:span></text:span><text:span text:style-name="T5">Python, SQL, J</text:span><text:span text:style-name="T6">S</text:span></text:p>
        </text:list-item>
        <text:list-item>
          <text:p text:style-name="P19"><text:span text:style-name="Strong_20_Emphasis"><text:span text:style-name="T5">Tools:</text:span></text:span><text:span text:style-name="T5"> Git, Linux, </text:span><text:span text:style-name="T6">vim</text:span></text:p>
        </text:list-item>
        <text:list-item>
          <text:p text:style-name="P19"><text:span text:style-name="Strong_20_Emphasis"><text:span text:style-name="T5">Concepts:</text:span></text:span><text:span text:style-name="T5"> Distributed systems, workflow diagnostics, service recovery.</text:span></text:p>
        </text:list-item>
      </text:list>
      <text:p text:style-name="P6"><text:span text:style-name="Strong_20_Emphasis"><text:span text:style-name="T13">Education</text:span></text:span></text:p>
      <text:p text:style-name="P2"><text:span text:style-name="T18">Missouri Western State University</text:span> (August 2020 – May 2022)</text:p>
      <text:p text:style-name="P2">B.S. Computer Science</text:p>
      <text:p text:style-name="P3"/>
      <text:p text:style-name="P13"><text:span text:style-name="T18">North Central Missouri College</text:span> </text:p>
      <text:p text:style-name="P13">(August 2018 – May 2020)</text:p>
      <text:p text:style-name="P2">Associates <text:span text:style-name="T4">of</text:span> Arts</text:p>
      <text:p text:style-name="P4"/>
      <text:p text:style-name="P6"><text:span text:style-name="Strong_20_Emphasis"><text:span text:style-name="T13">Summ</text:span></text:span><text:span text:style-name="Strong_20_Emphasis"><text:span text:style-name="T14">a</text:span></text:span><text:span text:style-name="Strong_20_Emphasis"><text:span text:style-name="T13">ry</text:span></text:span></text:p>
      <text:p text:style-name="P7"><text:span text:style-name="Strong_20_Emphasis"><text:span text:style-name="T7">Software Support Engineer with 4 years of experience in automated warehouse systems. Skilled in Python, SQL, and workflow diagnostics to troubleshoot issues and improve operational visibility.</text:span></text:span></text:p>
      <text:p text:style-name="P7"><text:span text:style-name="Strong_20_Emphasis"><text:span text:style-name="T16"/></text:span></text:p>
      <text:p text:style-name="P7"><text:span text:style-name="Strong_20_Emphasis"><text:span text:style-name="T15">Seeking</text:span></text:span></text:p>
      <text:p text:style-name="P7"><text:span text:style-name="Strong_20_Emphasis"><text:span text:style-name="T9">A s</text:span></text:span><text:span text:style-name="Strong_20_Emphasis"><text:span text:style-name="T8">oftware engineering role focused on clean architecture, maintainable systems, and thoughtful database design.</text:span></text:span></text:p>
      <text:p text:style-name="P7"><text:span text:style-name="Strong_20_Emphasis"><text:span text:style-name="T8">Interested in collaborative team environments that value open communication, code reviews, and continuous feedback. </text:span></text:span></text:p>
      <text:p text:style-name="P7"><text:span text:style-name="Strong_20_Emphasis"><text:span text:style-name="T8">Open to hybrid or remote opportunities </text:span></text:span><text:span text:style-name="Strong_20_Emphasis"><text:span text:style-name="T10">with preference</text:span></text:span><text:span text:style-name="Strong_20_Emphasis"><text:span text:style-name="T9"> </text:span></text:span><text:span text:style-name="Strong_20_Emphasis"><text:span text:style-name="T10">for positions </text:span></text:span><text:span text:style-name="Strong_20_Emphasis"><text:span text:style-name="T9">locat</text:span></text:span><text:span text:style-name="Strong_20_Emphasis"><text:span text:style-name="T10">ed in or near Northwest M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Liberation Mono" fo:font-size="24pt" officeooo:rsid="001e304b" officeooo:paragraph-rsid="001e304b" style:font-size-asian="21pt" style:font-size-complex="24pt"/>
    </style:style>
    <style:style style:name="MP2" style:family="paragraph">
      <loext:graphic-properties draw:fill-color="#2a2424"/>
      <style:paragraph-properties fo:text-align="center"/>
    </style:style>
    <style:style style:name="MP3" style:family="paragraph" style:parent-style-name="Header">
      <style:text-properties fo:color="#ffffff" loext:opacity="100%" style:font-name="Liberation Mono" fo:font-size="12pt" fo:font-weight="bold" officeooo:rsid="00334251" officeooo:paragraph-rsid="00334251" style:font-size-asian="10.5pt" style:font-weight-asian="bold" style:font-size-complex="12pt" style:font-weight-complex="bold"/>
    </style:style>
    <style:style style:name="MP4" style:family="paragraph" style:parent-style-name="Header">
      <style:text-properties fo:color="#ffffff" loext:opacity="100%" style:font-name="Liberation Mono" fo:font-size="12pt" officeooo:rsid="00365fbc" officeooo:paragraph-rsid="00365fbc" style:font-size-asian="10.5pt" style:font-size-complex="12pt"/>
    </style:style>
    <style:style style:name="MT1" style:family="text">
      <style:text-properties officeooo:rsid="003493c5"/>
    </style:style>
    <style:style style:name="Mgr1" style:family="graphic">
      <style:graphic-properties draw:fill-color="#2a2424" draw:textarea-horizontal-align="justify" draw:textarea-vertical-align="middle" draw:auto-grow-height="false" fo:min-height="2.0945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 style:rel-width="5890*" fo:start-indent="0in" fo:end-indent="0.1in"/>
          <style:column style:rel-width="4082*" fo:start-indent="0.1in" fo:end-indent="0in"/>
        </style:columns>
        <style:footnote-sep style:width="0.0071in" style:distance-after-sep="0.0402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7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Shape 3" draw:style-name="Mgr1" draw:text-style-name="MP2" svg:width="8.4996in" svg:height="2.0949in" svg:x="-0.7874in" svg:y="-0.7874in"><text:p/><draw:enhanced-geometry svg:viewBox="0 0 21600 21600" draw:type="rectangle" draw:enhanced-path="M 0 0 L 21600 0 21600 21600 0 21600 0 0 Z N"/></draw:custom-shape>Max Durbin</text:p>
        <text:p text:style-name="MP3">(816)–294-4602 <text:span text:style-name="MT1">| maxleedurbin@gmail.com</text:span></text:p>
        <text:p text:style-name="MP4">3871 E. OLD STONE AVE 307</text:p>
        <text:p text:style-name="MP4">BROOKLINE MO 65619-945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8T13:37:10.513868840</dc:date>
    <meta:editing-duration>PT1H4M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35" meta:word-count="232" meta:character-count="1627" meta:non-whitespace-character-count="1438"/>
  </office:meta>
</office:document-meta>
</file>